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isedBlackWide" svg:font-family="IncisedBlackWid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11e" officeooo:paragraph-rsid="001cc11e"/>
    </style:style>
    <style:style style:name="P2" style:family="paragraph" style:parent-style-name="Standard" style:list-style-name="L2">
      <style:text-properties officeooo:rsid="001cc11e" officeooo:paragraph-rsid="001cc11e"/>
    </style:style>
    <style:style style:name="P3" style:family="paragraph" style:parent-style-name="Standard" style:list-style-name="L2">
      <style:text-properties officeooo:paragraph-rsid="001cc11e"/>
    </style:style>
    <style:style style:name="P4" style:family="paragraph" style:parent-style-name="Standard">
      <style:text-properties fo:language="de" fo:country="DE" officeooo:rsid="001cc11e" officeooo:paragraph-rsid="001cc11e" style:font-size-asian="10.5pt"/>
    </style:style>
    <style:style style:name="P5" style:family="paragraph" style:parent-style-name="Standard" style:list-style-name="L3">
      <style:text-properties fo:language="de" fo:country="DE" officeooo:rsid="001cc11e" officeooo:paragraph-rsid="001cc11e" style:font-size-asian="10.5pt"/>
    </style:style>
    <style:style style:name="P6" style:family="paragraph" style:parent-style-name="Standard" style:list-style-name="L3">
      <style:text-properties fo:language="de" fo:country="DE" officeooo:rsid="001e3ad6" officeooo:paragraph-rsid="001e3ad6" style:font-size-asian="10.5pt"/>
    </style:style>
    <style:style style:name="P7" style:family="paragraph" style:parent-style-name="Standard" style:list-style-name="L3">
      <style:text-properties fo:language="de" fo:country="DE" officeooo:rsid="001eb573" officeooo:paragraph-rsid="001eb573" style:font-size-asian="10.5pt"/>
    </style:style>
    <style:style style:name="P8" style:family="paragraph" style:parent-style-name="Standard" style:list-style-name="L3">
      <style:text-properties fo:language="de" fo:country="DE" officeooo:rsid="001f8320" officeooo:paragraph-rsid="001f8320" style:font-size-asian="10.5pt"/>
    </style:style>
    <style:style style:name="P9" style:family="paragraph" style:parent-style-name="Standard" style:list-style-name="L3">
      <style:text-properties fo:language="de" fo:country="DE" officeooo:rsid="00225164" officeooo:paragraph-rsid="00225164" style:font-size-asian="10.5pt"/>
    </style:style>
    <style:style style:name="P10" style:family="paragraph" style:parent-style-name="Standard" style:list-style-name="L3">
      <style:text-properties fo:language="de" fo:country="DE" officeooo:rsid="00231e69" officeooo:paragraph-rsid="00231e69" style:font-size-asian="10.5pt"/>
    </style:style>
    <style:style style:name="T1" style:family="text">
      <style:text-properties officeooo:rsid="001cc11e"/>
    </style:style>
    <style:style style:name="T2" style:family="text">
      <style:text-properties officeooo:rsid="001f8320"/>
    </style:style>
    <style:style style:name="T3" style:family="text">
      <style:text-properties officeooo:rsid="0020ef25"/>
    </style:style>
    <style:style style:name="T4" style:family="text">
      <style:text-properties officeooo:rsid="00231e69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97516480529033773" text:style-name="L2">
        <text:list-item>
          <text:p text:style-name="P3"><text:span text:style-name="T1">How much does an adult menu cost?</text:span></text:p>
        </text:list-item>
        <text:list-item>
          <text:p text:style-name="P2">It cost 149 dkk</text:p>
        </text:list-item>
        <text:list-item>
          <text:p text:style-name="P2">Do you want anything to drink?</text:p>
        </text:list-item>
        <text:list-item>
          <text:p text:style-name="P2">Yes, please. I want a big draught beer</text:p>
        </text:list-item>
        <text:list-item>
          <text:p text:style-name="P2">Is the <text:span text:style-name="T2">soft-ice</text:span> included in the price?</text:p>
        </text:list-item>
        <text:list-item>
          <text:p text:style-name="P2">Yes its included</text:p>
        </text:list-item>
        <text:list-item>
          <text:p text:style-name="P2">The kids can play in the play room</text:p>
        </text:list-item>
        <text:list-item>
          <text:p text:style-name="P2">Do you want a piece of roast beef or turkey?</text:p>
        </text:list-item>
        <text:list-item>
          <text:p text:style-name="P2">Yes, please. What kind of sausages do you have for the potato boats?</text:p>
        </text:list-item>
        <text:list-item>
          <text:p text:style-name="P2">We have whisky sauce and paprika sauce. You want whiskysauce?</text:p>
        </text:list-item>
        <text:list-item>
          <text:p text:style-name="P2">Do you have more LEGO <text:span text:style-name="T2">French</text:span> fries? They taste so good</text:p>
        </text:list-item>
        <text:list-item>
          <text:p text:style-name="P2">Just a moment, I will get some more to the buffet.</text:p>
        </text:list-item>
      </text:list>
      <text:p text:style-name="P1"/>
      <text:p text:style-name="P1"/>
      <text:p text:style-name="P4">Tysk</text:p>
      <text:list xml:id="list420381164761802831" text:style-name="L3">
        <text:list-item>
          <text:p text:style-name="P5">Wie viel kosten ein erwachsen menü?</text:p>
        </text:list-item>
        <text:list-item>
          <text:p text:style-name="P6">Es kostete 149 dkk</text:p>
        </text:list-item>
        <text:list-item>
          <text:p text:style-name="P7">Wünschen Sie etwas zu trinken</text:p>
        </text:list-item>
        <text:list-item>
          <text:p text:style-name="P8">JAAAAAAA, danke. Ich will gern habe ein gros Fassbier</text:p>
        </text:list-item>
        <text:list-item>
          <text:p text:style-name="P8">Ist das Softeis mit in das Menü</text:p>
        </text:list-item>
        <text:list-item>
          <text:p text:style-name="P8">ja, Es ist einschliessen in der Preis</text:p>
        </text:list-item>
        <text:list-item>
          <text:p text:style-name="P8">Das Kinder dürfen spielen in wie spielraum</text:p>
        </text:list-item>
        <text:list-item>
          <text:p text:style-name="P8">Wunsches Sie ein Stück auf Rindfleisch oder Pute Braten</text:p>
        </text:list-item>
        <text:list-item>
          <text:p text:style-name="P8">JAAAAAAA, danke. <text:span text:style-name="T3">Welche Sosse habt ihr bis das Kartoffelboot</text:span></text:p>
        </text:list-item>
        <text:list-item>
          <text:p text:style-name="P9">Wir haben <text:span text:style-name="T4">Whisky Sosse und Paprika Sosse. Wunsches Sie Whisky Sosse. </text:span></text:p>
        </text:list-item>
        <text:list-item>
          <text:p text:style-name="P10">Habt ihr mehr LEGO Pommes frites? Sie schmecken gut.</text:p>
        </text:list-item>
        <text:list-item>
          <text:p text:style-name="P10">Ein Moment, so will ich holt manche mehrerer noch das Büfet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isedBlackWide" svg:font-family="IncisedBlackWid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3:33:12.751378687</meta:creation-date>
    <dc:date>2017-05-05T14:19:17.951853046</dc:date>
    <meta:editing-duration>PT20M2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17" meta:character-count="1075" meta:non-whitespace-character-count="906"/>
  </office:meta>
</office:document-meta>
</file>